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108cm" fo:min-width="4.355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3.1cm" fo:min-width="4.35cm"/>
    </style:style>
    <style:style style:name="gr3" style:family="graphic" style:parent-style-name="standard">
      <style:graphic-properties draw:stroke="none" svg:stroke-color="#000000" draw:fill="none" draw:fill-color="#ffff99" fo:min-height="0.71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fill-color="#ffff99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loext:graphic-properties draw:fill-color="#ffff99"/>
      <style:paragraph-properties fo:text-align="center"/>
      <style:text-properties fo:font-size="12.3999996185303pt"/>
    </style:style>
    <style:style style:name="P3" style:family="paragraph">
      <loext:graphic-properties draw:fill="none" draw:fill-color="#ffff99"/>
    </style:style>
    <style:style style:name="P4" style:family="paragraph">
      <loext:graphic-properties draw:fill="none"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55cm" svg:height="3.358cm" svg:x="1.145cm" svg:y="7.242cm">
          <text:p text:style-name="P1">Varredura</text:p>
          <text:p text:style-name="P1"><text:s/>dos alv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85cm" svg:height="3.35cm" svg:x="8.276cm" svg:y="7.24cm">
          <text:p text:style-name="P1">Normalização</text:p>
          <text:p text:style-name="P1">dos dad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85cm" svg:height="3.35cm" svg:x="15.4cm" svg:y="7.24cm">
          <text:p text:style-name="P1">Persistência</text:p>
          <text:p text:style-name="P1">dos dad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4.85cm" svg:height="3.35cm" svg:x="23.8cm" svg:y="4cm">
          <text:p text:style-name="P1">Visualização</text:p>
          <text:p text:style-name="P1">dos dad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.85cm" svg:height="3.35cm" svg:x="23.75cm" svg:y="10.6cm">
          <text:p text:style-name="P1">Comparação de</text:p>
          <text:p text:style-name="P1">perfi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cm" svg:height="0.962cm" svg:x="1.2cm" svg:y="7.238cm">
          <draw:text-box>
            <text:p>1</text:p>
          </draw:text-box>
        </draw:frame>
        <draw:frame draw:style-name="gr3" draw:text-style-name="P3" draw:layer="layout" svg:width="1cm" svg:height="0.962cm" svg:x="8.3cm" svg:y="7.238cm">
          <draw:text-box>
            <text:p>2</text:p>
          </draw:text-box>
        </draw:frame>
        <draw:frame draw:style-name="gr3" draw:text-style-name="P3" draw:layer="layout" svg:width="1cm" svg:height="0.962cm" svg:x="15.4cm" svg:y="7.338cm">
          <draw:text-box>
            <text:p>3</text:p>
          </draw:text-box>
        </draw:frame>
        <draw:frame draw:style-name="gr3" draw:text-style-name="P3" draw:layer="layout" svg:width="1cm" svg:height="0.962cm" svg:x="23.8cm" svg:y="4.038cm">
          <draw:text-box>
            <text:p>4</text:p>
          </draw:text-box>
        </draw:frame>
        <draw:frame draw:style-name="gr3" draw:text-style-name="P3" draw:layer="layout" svg:width="1cm" svg:height="0.962cm" svg:x="23.8cm" svg:y="10.6cm">
          <draw:text-box>
            <text:p>5</text:p>
          </draw:text-box>
        </draw:frame>
        <draw:connector draw:style-name="gr4" draw:text-style-name="P4" draw:layer="layout" draw:type="line" svg:x1="6cm" svg:y1="8.921cm" svg:x2="8.276cm" svg:y2="8.915cm" draw:start-shape="id1" draw:start-glue-point="1" draw:end-shape="id2" draw:end-glue-point="3" svg:d="M6000 8921l2276-6" svg:viewBox="0 0 2277 7">
          <text:p/>
        </draw:connector>
        <draw:connector draw:style-name="gr4" draw:text-style-name="P4" draw:layer="layout" draw:type="line" svg:x1="13.126cm" svg:y1="8.915cm" svg:x2="15.4cm" svg:y2="8.915cm" draw:start-shape="id2" draw:start-glue-point="1" draw:end-shape="id3" draw:end-glue-point="3" svg:d="M13126 8915h2274" svg:viewBox="0 0 2275 1">
          <text:p/>
        </draw:connector>
        <draw:connector draw:style-name="gr4" draw:text-style-name="P4" draw:layer="layout" draw:type="line" svg:x1="20.25cm" svg:y1="8.915cm" svg:x2="23.8cm" svg:y2="5.675cm" draw:start-shape="id3" draw:start-glue-point="1" draw:end-shape="id4" svg:d="M20250 8915l3550-3240" svg:viewBox="0 0 3551 3241">
          <text:p/>
        </draw:connector>
        <draw:connector draw:style-name="gr4" draw:text-style-name="P4" draw:layer="layout" draw:type="line" svg:x1="20.25cm" svg:y1="8.915cm" svg:x2="23.75cm" svg:y2="12.275cm" draw:start-shape="id3" draw:start-glue-point="1" draw:end-shape="id5" draw:end-glue-point="3" svg:d="M20250 8915l3500 3360" svg:viewBox="0 0 3501 33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09:00:16.300977664</meta:creation-date>
    <dc:date>2017-11-09T09:20:10.683222037</dc:date>
    <meta:editing-duration>PT9M43S</meta:editing-duration>
    <meta:editing-cycles>2</meta:editing-cycles>
    <meta:generator>LibreOffice/5.2.7.2$Linux_X86_64 LibreOffice_project/20$Build-2</meta:generator>
    <meta:document-statistic meta:object-count="14"/>
  </office:meta>
</office:document-meta>
</file>